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Entity">
      <style:graphic-properties draw:fill="solid" draw:fill-color="#83caff" draw:fill-hatch-solid="false" draw:textarea-vertical-align="middle" draw:fit-to-contour="true"/>
    </style:style>
    <style:style style:name="gr2" style:family="graphic" style:parent-style-name="Relation">
      <style:graphic-properties draw:textarea-vertical-align="middle" draw:auto-grow-height="false"/>
    </style:style>
    <style:style style:name="gr3" style:family="graphic" style:parent-style-name="Attribute">
      <style:graphic-properties draw:textarea-horizontal-align="justify" draw:textarea-vertical-align="middle" draw:auto-grow-height="false"/>
    </style:style>
    <style:style style:name="gr4" style:family="graphic" style:parent-style-name="Entity">
      <style:graphic-properties draw:fill="solid" draw:fill-color="#83caff" draw:fill-hatch-solid="fals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Entity">
      <style:graphic-properties draw:fill="solid" draw:fill-hatch-solid="false" draw:textarea-vertical-align="middle" draw:fit-to-contour="true"/>
    </style:style>
    <style:style style:name="gr7" style:family="graphic" style:parent-style-name="standard">
      <style:graphic-properties svg:stroke-width="0.1cm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8" style:family="graphic" style:parent-style-name="Index">
      <style:graphic-properties draw:fill="solid" draw:fill-hatch-solid="false" draw:textarea-vertical-align="middle" draw:fit-to-contour="true"/>
    </style:style>
    <style:style style:name="gr9" style:family="graphic" style:parent-style-name="standard">
      <style:graphic-properties svg:stroke-width="0.1cm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P3" style:family="paragraph">
      <style:paragraph-properties fo:text-align="center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1pt" fo:font-weight="bold" style:font-weight-asian="bold" style:font-weight-complex="bold"/>
    </style:style>
    <style:style style:name="T5" style:family="text">
      <style:text-properties fo:font-size="10pt"/>
    </style:style>
    <style:style style:name="T6" style:family="text">
      <style:text-properties fo:font-size="11pt" style:text-underline-style="none" fo:font-weight="bold" style:font-weight-asian="bold" style:font-weight-complex="bold"/>
    </style:style>
    <style:style style:name="T7" style:family="text">
      <style:text-properties fo:font-size="10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3cm" svg:height="3.667cm" svg:x="2.87cm" svg:y="9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Games</text:p>
          <text:p text:style-name="P1"><text:span text:style-name="T1">GameID</text:span></text:p>
          <text:p text:style-name="P1"><text:span text:style-name="T1">Year</text:span></text:p>
          <text:p text:style-name="P1"><text:span text:style-name="T1">Country Nbr(query)</text:span></text:p>
          <text:p text:style-name="P1"><text:span text:style-name="T1">Athletes Nbr(query)</text:span></text:p>
          <text:p text:style-name="P1"><text:span text:style-name="T1">Events Nbr(query)</text:span></text:p>
          <text:p text:style-name="P1"><text:span text:style-name="T1">City</text:span></text:p>
          <text:p text:style-name="P1"><text:span text:style-name="T1">Country</text:span></text:p>
        </draw:rect>
        <draw:custom-shape draw:style-name="gr2" draw:text-style-name="P1" xml:id="id2" draw:id="id2" draw:layer="layout" svg:width="2.87cm" svg:height="1.304cm" svg:x="8.667cm" svg:y="10cm">
          <text:p text:style-name="P1">Seas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4" draw:id="id4" draw:layer="layout" svg:width="2cm" svg:height="0.667cm" svg:x="10.667cm" svg:y="13.333cm">
          <text:p text:style-name="P1">name</text:p>
          <draw:enhanced-geometry svg:viewBox="0 0 21600 21600" draw:path-stretchpoint-x="10800" draw:path-stretchpoint-y="10800" draw:text-areas="?f3 ?f4 ?f5 ?f6" draw:type="round-rectangle" draw:modifiers="10120.95808383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4" draw:text-style-name="P1" xml:id="id3" draw:id="id3" draw:layer="layout" svg:width="3.13cm" svg:height="0.781cm" svg:x="9.87cm" svg:y="11.885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eason</text:p>
        </draw:rect>
        <draw:connector draw:style-name="gr5" draw:text-style-name="P1" draw:layer="layout" svg:x1="6cm" svg:y1="11.499cm" svg:x2="8.667cm" svg:y2="10.652cm" draw:start-shape="id1" draw:start-glue-point="1" draw:end-shape="id2" draw:end-glue-point="5" svg:d="m6000 11499h1334v-847h1333">
          <text:p/>
        </draw:connector>
        <draw:connector draw:style-name="gr5" draw:text-style-name="P1" draw:layer="layout" svg:x1="11.537cm" svg:y1="10.652cm" svg:x2="12.144cm" svg:y2="11.886cm" draw:start-shape="id2" draw:start-glue-point="7" draw:end-shape="id3" draw:end-glue-point="9" svg:d="m11537 10652h607v1234">
          <text:p/>
        </draw:connector>
        <draw:connector draw:style-name="gr5" draw:text-style-name="P1" draw:layer="layout" svg:x1="10.813cm" svg:y1="12.665cm" svg:x2="11.667cm" svg:y2="13.333cm" draw:start-shape="id3" draw:start-glue-point="5" draw:end-shape="id4" draw:end-glue-point="0" svg:d="m10813 12665v334h854v334">
          <text:p/>
        </draw:connector>
        <draw:rect draw:style-name="gr6" draw:text-style-name="P1" draw:layer="layout" svg:width="3.13cm" svg:height="3.667cm" svg:x="7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Athletes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2.333cm" svg:x="6.333cm" svg:y="14.3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Countries</text:p>
          <text:p text:style-name="P1"><text:span text:style-name="T3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1" draw:layer="layout" svg:width="3.13cm" svg:height="3.667cm" svg:x="14.87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Disciplines</text:p>
          <text:p text:style-name="P1"><text:span text:style-name="T1">discipID</text:span></text:p>
          <text:p text:style-name="P1"><text:span text:style-name="T1">name</text:span></text:p>
          <text:p text:style-name="P1"><text:span text:style-name="T1">sport</text:span></text:p>
          <text:p text:style-name="P1"><text:span text:style-name="T1"/></text:p>
        </draw:rect>
        <draw:rect draw:style-name="gr6" draw:text-style-name="P1" draw:layer="layout" svg:width="3.13cm" svg:height="3.667cm" svg:x="18.333cm" svg:y="3.99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Sports</text:p>
          <text:p text:style-name="P1"><text:span text:style-name="T1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1" draw:layer="layout" svg:width="3.13cm" svg:height="3.667cm" svg:x="18.33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Events</text:p>
          <text:p text:style-name="P1"><text:span text:style-name="T1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1" draw:layer="layout" svg:width="3.13cm" svg:height="3.667cm" svg:x="22cm" svg:y="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Medals</text:p>
          <text:p text:style-name="P1"><text:span text:style-name="T1">medalID</text:span></text:p>
          <text:p text:style-name="P1"><text:span text:style-name="T1">type</text:span></text:p>
          <text:p text:style-name="P1"><text:span text:style-name="T1">discipline</text:span></text:p>
          <text:p text:style-name="P1"><text:span text:style-name="T1">game</text:span></text:p>
          <text:p text:style-name="P1"><text:span text:style-name="T1">athlete</text:span></text:p>
          <text:p text:style-name="P1"><text:span text:style-name="T1"/></text:p>
          <text:p text:style-name="P1"><text:span text:style-name="T1"/></text:p>
        </draw:rect>
        <draw:rect draw:style-name="gr6" draw:text-style-name="P1" draw:layer="layout" svg:width="3.13cm" svg:height="3.667cm" svg:x="21.87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Participant</text:p>
          <text:p text:style-name="P1"><text:span text:style-name="T1">PartID</text:span></text:p>
          <text:p text:style-name="P1"><text:span text:style-name="T1">Athlete</text:span></text:p>
          <text:p text:style-name="P1"><text:span text:style-name="T1">Country</text:span></text:p>
          <text:p text:style-name="P1"><text:span text:style-name="T1">Game</text:span></text:p>
          <text:p text:style-name="P1"><text:span text:style-name="T1">Discipline</text:span></text:p>
          <text:p text:style-name="P1"><text:span text:style-name="T1"/></text:p>
        </draw:rect>
      </draw:page>
      <draw:page draw:name="page2" draw:style-name="dp1" draw:master-page-name="Default">
        <draw:rect draw:style-name="gr1" draw:text-style-name="P2" xml:id="id5" draw:id="id5" draw:layer="layout" svg:width="3.667cm" svg:height="3.667cm" svg:x="1.333cm" svg:y="2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cm" svg:y="3.182cm"/>
          <draw:glue-point draw:id="12" svg:x="5cm" svg:y="1.366cm"/>
          <draw:glue-point draw:id="13" svg:x="5cm" svg:y="-2.271cm"/>
          <text:p text:style-name="P1"><text:span text:style-name="T4">Games</text:span></text:p>
          <text:p text:style-name="P1"><text:span text:style-name="T2">GameID</text:span></text:p>
          <text:p text:style-name="P1"><text:span text:style-name="T1">Year</text:span></text:p>
          <text:p text:style-name="P1"><text:span text:style-name="T1">Countries Nbr(query ?)</text:span></text:p>
          <text:p text:style-name="P1"><text:span text:style-name="T1">Athletes Nbr(query ?)</text:span></text:p>
          <text:p text:style-name="P1"><text:span text:style-name="T1">Events Nbr(query ?)</text:span></text:p>
          <text:p text:style-name="P1"><text:span text:style-name="T1">City</text:span></text:p>
        </draw:rect>
        <draw:custom-shape draw:style-name="gr2" draw:text-style-name="P3" xml:id="id6" draw:id="id6" draw:layer="layout" svg:width="2.87cm" svg:height="1.304cm" svg:x="7.333cm" svg:y="2.029cm">
          <text:p text:style-name="P1"><text:span text:style-name="T5">Seas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2" xml:id="id7" draw:id="id7" draw:layer="layout" svg:width="3.13cm" svg:height="1cm" svg:x="10.667cm" svg:y="2.233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4">Season</text:span></text:p>
          <text:p text:style-name="P1"><text:span text:style-name="T2">name</text:span></text:p>
        </draw:rect>
        <draw:connector draw:style-name="gr7" draw:text-style-name="P1" draw:layer="layout" svg:x1="5cm" svg:y1="4.499cm" svg:x2="7.333cm" svg:y2="2.681cm" draw:start-shape="id5" draw:start-glue-point="1" draw:end-shape="id6" draw:end-glue-point="5" svg:d="m5000 4499h1167v-1818h1166">
          <text:p/>
        </draw:connector>
        <draw:connector draw:style-name="gr5" draw:text-style-name="P1" draw:layer="layout" svg:x1="10.203cm" svg:y1="2.681cm" svg:x2="10.667cm" svg:y2="2.733cm" draw:start-shape="id6" draw:start-glue-point="7" draw:end-shape="id7" draw:end-glue-point="3" svg:d="m10203 2681h232v52h232">
          <text:p/>
        </draw:connector>
        <draw:rect draw:style-name="gr6" draw:text-style-name="P2" xml:id="id11" draw:id="id11" draw:layer="layout" svg:width="3.13cm" svg:height="1.667cm" svg:x="1.836cm" svg:y="10.8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5.003cm" svg:y="4.997cm"/>
          <draw:glue-point draw:id="12" svg:x="5cm" svg:y="2.999cm"/>
          <text:p text:style-name="P1"><text:span text:style-name="T4">Athletes</text:span></text:p>
          <text:p text:style-name="P1"><text:span text:style-name="T2">athleteID</text:span></text:p>
          <text:p text:style-name="P1"><text:span text:style-name="T1">name</text:span></text:p>
          <text:p text:style-name="P1"><text:span text:style-name="T1"/></text:p>
        </draw:rect>
        <draw:rect draw:style-name="gr8" draw:text-style-name="P1" xml:id="id9" draw:id="id9" draw:layer="layout" svg:width="3.13cm" svg:height="2cm" svg:x="10.796cm" svg:y="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3.33cm"/>
          <text:p text:style-name="P1"><text:span text:style-name="T6">Countries</text:span></text:p>
          <text:p text:style-name="P1"><text:span text:style-name="T2">countryID</text:span></text:p>
          <text:p text:style-name="P1"><text:span text:style-name="T3">name</text:span></text:p>
          <text:p text:style-name="P1"><text:span text:style-name="T1">ioc_code</text:span></text:p>
          <text:p text:style-name="P1"><text:span text:style-name="T1"/></text:p>
        </draw:rect>
        <draw:rect draw:style-name="gr6" draw:text-style-name="P2" xml:id="id14" draw:id="id14" draw:layer="layout" svg:width="3.13cm" svg:height="2cm" svg:x="23cm" svg:y="8.666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4">Disciplines</text:span></text:p>
          <text:p text:style-name="P1"><text:span text:style-name="T2">discip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23" draw:id="id23" draw:layer="layout" svg:width="3.13cm" svg:height="1.869cm" svg:x="23.666cm" svg:y="2.79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4">Sports</text:span></text:p>
          <text:p text:style-name="P1"><text:span text:style-name="T2">sportID</text:span></text:p>
          <text:p text:style-name="P1"><text:span text:style-name="T1">name</text:span></text:p>
          <text:p text:style-name="P1"><text:span text:style-name="T1"/></text:p>
        </draw:rect>
        <draw:rect draw:style-name="gr6" draw:text-style-name="P2" xml:id="id12" draw:id="id12" draw:layer="layout" svg:width="3.13cm" svg:height="2.333cm" svg:x="14.87cm" svg:y="8.979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text:p text:style-name="P1"><text:span text:style-name="T4">Events</text:span></text:p>
          <text:p text:style-name="P1"><text:span text:style-name="T2">eventID</text:span></text:p>
          <text:p text:style-name="P1"><text:span text:style-name="T1">Name</text:span></text:p>
          <text:p text:style-name="P1"><text:span text:style-name="T1">Discipline</text:span></text:p>
          <text:p text:style-name="P1"><text:span text:style-name="T1">Games</text:span></text:p>
          <text:p text:style-name="P1"><text:span text:style-name="T1"/></text:p>
        </draw:rect>
        <draw:rect draw:style-name="gr6" draw:text-style-name="P2" xml:id="id18" draw:id="id18" draw:layer="layout" svg:width="3.13cm" svg:height="2cm" svg:x="10.87cm" svg:y="14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4">Medals</text:span></text:p>
          <text:p text:style-name="P1"><text:span text:style-name="T2">medalID</text:span></text:p>
          <text:p text:style-name="P1"><text:span text:style-name="T1">type</text:span></text:p>
          <text:p text:style-name="P1"><text:span text:style-name="T1"/></text:p>
          <text:p text:style-name="P1"><text:span text:style-name="T1"/></text:p>
        </draw:rect>
        <draw:custom-shape draw:style-name="gr2" draw:text-style-name="P3" xml:id="id8" draw:id="id8" draw:layer="layout" svg:width="2.87cm" svg:height="1.304cm" svg:x="6.463cm" svg:y="7.029cm">
          <text:p text:style-name="P1"><text:span text:style-name="T5">Host Cou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6.463cm" svg:y1="7.681cm" svg:x2="4.999cm" svg:y2="5.665cm" draw:start-shape="id8" draw:start-glue-point="5" draw:end-shape="id5" draw:end-glue-point="11" svg:d="m6463 7681h-731v-2016h-733">
          <text:p/>
        </draw:connector>
        <draw:connector draw:style-name="gr5" draw:text-style-name="P1" draw:layer="layout" svg:x1="9.333cm" svg:y1="7.681cm" svg:x2="10.796cm" svg:y2="8cm" draw:start-shape="id8" draw:start-glue-point="7" draw:end-shape="id9" draw:end-glue-point="3" svg:d="m9333 7681h732v319h731">
          <text:p/>
        </draw:connector>
        <draw:custom-shape draw:style-name="gr2" draw:text-style-name="P3" xml:id="id10" draw:id="id10" draw:layer="layout" svg:width="2.87cm" svg:height="1.971cm" svg:x="11.463cm" svg:y="10.666cm">
          <text:p text:style-name="P1"><text:span text:style-name="T7">Particip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1.463cm" svg:y1="11.652cm" svg:x2="4.966cm" svg:y2="11.633cm" draw:start-shape="id10" draw:start-glue-point="5" draw:end-shape="id11" draw:end-glue-point="1" svg:d="m11463 11652h-3248v-19h-3249">
          <text:p/>
        </draw:connector>
        <draw:custom-shape draw:style-name="gr2" draw:text-style-name="P3" xml:id="id15" draw:id="id15" draw:layer="layout" svg:width="2.87cm" svg:height="1.971cm" svg:x="10.333cm" svg:y="4.362cm">
          <text:p text:style-name="P1"><text:span text:style-name="T7">had 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4.87cm" svg:y1="10.145cm" svg:x2="14.333cm" svg:y2="11.652cm" draw:start-shape="id12" draw:start-glue-point="3" draw:end-shape="id10" draw:end-glue-point="7" svg:d="m14870 10145h-268v1507h-269">
          <text:p/>
        </draw:connector>
        <draw:custom-shape draw:style-name="gr2" draw:text-style-name="P3" xml:id="id13" draw:id="id13" draw:layer="layout" svg:width="2.87cm" svg:height="1.971cm" svg:x="19.13cm" svg:y="9cm">
          <text:p text:style-name="P1"><text:span text:style-name="T7">fromDisciplin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8cm" svg:y1="10.145cm" svg:x2="19.13cm" svg:y2="9.986cm" draw:start-shape="id12" draw:end-shape="id13" draw:end-glue-point="5" svg:d="m18000 10145h565v-159h565">
          <text:p/>
        </draw:connector>
        <draw:connector draw:style-name="gr5" draw:text-style-name="P1" draw:layer="layout" svg:x1="22cm" svg:y1="9.986cm" svg:x2="23cm" svg:y2="9.666cm" draw:start-shape="id13" draw:start-glue-point="7" draw:end-shape="id14" draw:end-glue-point="3" svg:d="m22000 9986h500v-320h500">
          <text:p/>
        </draw:connector>
        <draw:connector draw:style-name="gr5" draw:text-style-name="P1" draw:layer="layout" svg:x1="4.999cm" svg:y1="4.999cm" svg:x2="10.333cm" svg:y2="5.348cm" draw:start-shape="id5" draw:start-glue-point="12" draw:end-shape="id15" draw:end-glue-point="5" svg:d="m4999 4999h2668v349h2666">
          <text:p/>
        </draw:connector>
        <draw:connector draw:style-name="gr10" draw:text-style-name="P1" draw:layer="layout" svg:x1="13.203cm" svg:y1="5.348cm" svg:x2="18cm" svg:y2="9.324cm" draw:start-shape="id15" draw:start-glue-point="7" draw:end-shape="id12" draw:end-glue-point="6" svg:d="m13203 5348h5298v3976h-501">
          <text:p/>
        </draw:connector>
        <draw:custom-shape draw:style-name="gr2" draw:text-style-name="P3" xml:id="id17" draw:id="id17" draw:layer="layout" svg:width="2.87cm" svg:height="1.971cm" svg:x="6.666cm" svg:y="13.666cm">
          <text:p text:style-name="P1"><text:span text:style-name="T7">W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16" draw:id="id16" draw:layer="layout" svg:width="2.87cm" svg:height="1.971cm" svg:x="6.463cm" svg:y="9.076cm">
          <text:p text:style-name="P1"><text:span text:style-name="T7">Repres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line-skew="-0.049cm" svg:x1="4.966cm" svg:y1="11.047cm" svg:x2="6.463cm" svg:y2="10.062cm" draw:start-shape="id11" draw:start-glue-point="6" draw:end-shape="id16" draw:end-glue-point="5" svg:d="m4966 11047h700v-985h797">
          <text:p/>
        </draw:connector>
        <draw:connector draw:style-name="gr5" draw:text-style-name="P1" draw:layer="layout" svg:x1="9.333cm" svg:y1="10.062cm" svg:x2="10.796cm" svg:y2="8.666cm" draw:start-shape="id16" draw:start-glue-point="7" draw:end-shape="id9" draw:end-glue-point="11" svg:d="m9333 10062h732v-1396h731">
          <text:p/>
        </draw:connector>
        <draw:connector draw:style-name="gr5" draw:text-style-name="P1" draw:layer="layout" svg:x1="4.966cm" svg:y1="12.132cm" svg:x2="6.666cm" svg:y2="14.652cm" draw:start-shape="id11" draw:start-glue-point="12" draw:end-shape="id17" draw:end-glue-point="5" svg:d="m4966 12132h850v2520h850">
          <text:p/>
        </draw:connector>
        <draw:connector draw:style-name="gr10" draw:text-style-name="P1" draw:layer="layout" svg:x1="9.536cm" svg:y1="14.652cm" svg:x2="10.87cm" svg:y2="14.365cm" draw:start-shape="id17" draw:start-glue-point="7" draw:end-shape="id18" draw:end-glue-point="11" svg:d="m9536 14652h667v-287h667">
          <text:p/>
        </draw:connector>
        <draw:custom-shape draw:style-name="gr2" draw:text-style-name="P3" xml:id="id19" draw:id="id19" draw:layer="layout" svg:width="2.87cm" svg:height="1.971cm" svg:x="15.333cm" svg:y="12.445cm">
          <text:p text:style-name="P1"><text:span text:style-name="T7">fromEv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1" draw:layer="layout" svg:x1="14cm" svg:y1="14.296cm" svg:x2="15.333cm" svg:y2="13.431cm" draw:start-shape="id18" draw:start-glue-point="6" draw:end-shape="id19" draw:end-glue-point="5" svg:d="m14000 14296h667v-865h666">
          <text:p/>
        </draw:connector>
        <draw:connector draw:style-name="gr12" draw:text-style-name="P1" draw:layer="layout" svg:x1="18cm" svg:y1="11.312cm" svg:x2="18.203cm" svg:y2="13.431cm" draw:start-shape="id12" draw:start-glue-point="7" draw:end-shape="id19" draw:end-glue-point="7" svg:d="m18000 11312h704v2119h-501">
          <text:p/>
        </draw:connector>
        <draw:custom-shape draw:style-name="gr2" draw:text-style-name="P3" xml:id="id20" draw:id="id20" draw:layer="layout" svg:width="2.87cm" svg:height="1.971cm" svg:x="15.333cm" svg:y="16.695cm">
          <text:p text:style-name="P1"><text:span text:style-name="T7">hasTyp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4cm" svg:y1="15cm" svg:x2="15.333cm" svg:y2="17.681cm" draw:start-shape="id18" draw:start-glue-point="1" draw:end-shape="id20" draw:end-glue-point="5" svg:d="m14000 15000h667v2681h666">
          <text:p/>
        </draw:connector>
        <draw:rect draw:style-name="gr6" draw:text-style-name="P2" xml:id="id21" draw:id="id21" draw:layer="layout" svg:width="3.13cm" svg:height="1.333cm" svg:x="18.87cm" svg:y="17cm">
          <draw:glue-point draw:id="4" svg:x="3.335cm" svg:y="5.006cm"/>
          <draw:glue-point draw:id="5" svg:x="-1.99cm" svg:y="5.006cm"/>
          <draw:glue-point draw:id="6" svg:x="5cm" svg:y="-3.521cm"/>
          <draw:glue-point draw:id="7" svg:x="5cm" svg:y="5.006cm"/>
          <draw:glue-point draw:id="8" svg:x="-3.054cm" svg:y="-4.993cm"/>
          <draw:glue-point draw:id="9" svg:x="2.268cm" svg:y="-4.993cm"/>
          <draw:glue-point draw:id="10" svg:x="3.335cm" svg:y="-4.993cm"/>
          <draw:glue-point draw:id="11" svg:x="-5cm" svg:y="-3.179cm"/>
          <draw:glue-point draw:id="12" svg:x="-5cm" svg:y="3.182cm"/>
          <text:p text:style-name="P1"><text:span text:style-name="T4">MedalTypes</text:span></text:p>
          <text:p text:style-name="P1"><text:span text:style-name="T2">type</text:span></text:p>
          <text:p text:style-name="P1"><text:span text:style-name="T1"/></text:p>
          <text:p text:style-name="P1"><text:span text:style-name="T1"/></text:p>
        </draw:rect>
        <draw:connector draw:style-name="gr5" draw:text-style-name="P1" draw:layer="layout" svg:x1="18.203cm" svg:y1="17.681cm" svg:x2="18.87cm" svg:y2="17.666cm" draw:start-shape="id20" draw:start-glue-point="7" draw:end-shape="id21" draw:end-glue-point="3" svg:d="m18203 17681h334v-15h333">
          <text:p/>
        </draw:connector>
        <draw:custom-shape draw:style-name="gr2" draw:text-style-name="P3" xml:id="id22" draw:id="id22" draw:layer="layout" svg:width="2.87cm" svg:height="1.971cm" svg:x="24.13cm" svg:y="5.178cm">
          <text:p text:style-name="P1"><text:span text:style-name="T7">fromSpo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26.13cm" svg:y1="9.666cm" svg:x2="24.13cm" svg:y2="6.164cm" draw:start-shape="id14" draw:start-glue-point="1" draw:end-shape="id22" draw:end-glue-point="5" svg:d="m26130 9666h501v-1758h-3002v-1744h501">
          <text:p/>
        </draw:connector>
        <draw:connector draw:style-name="gr5" draw:text-style-name="P1" draw:layer="layout" svg:x1="27cm" svg:y1="6.164cm" svg:x2="26.796cm" svg:y2="3.731cm" draw:start-shape="id22" draw:start-glue-point="7" draw:end-shape="id23" draw:end-glue-point="1" svg:d="m27000 6164h501v-2433h-7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2" draw:fill="solid" draw:fill-color="#99ccff" draw:fill-gradient-name="Gradient_20_7" draw:fill-hatch-name="Hatch_20_1" draw:fill-image-name="Bitmape_20_1" draw:fill-image-width="0cm" draw:fill-image-height="0cm"/>
      <style:text-properties fo:font-size="11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>
      <style:graphic-properties draw:stroke-dash="Dash_20_2" draw:fill-color="#99ccff" draw:fill-image-width="0cm" draw:fill-image-height="0cm" draw:start-line-spacing-horizontal="0.2cm" draw:start-line-spacing-vertical="0.2cm" draw:end-line-spacing-horizontal="0.2cm" draw:end-line-spacing-vertical="0.2cm"/>
      <style:paragraph-properties>
        <style:tab-stops/>
      </style:paragraph-properties>
      <style:text-properties fo:font-family="Arial" style:font-style-name="Normal" style:font-family-generic="swiss" style:font-pitch="variable" fo:font-size="11pt"/>
    </style:style>
    <style:style style:name="Attribute" style:family="graphic" style:parent-style-name="Entity">
      <style:graphic-properties draw:stroke-dash="Dash_20_2" svg:stroke-linecap="round" draw:fill-color="#ffcc99"/>
      <style:text-properties fo:font-size="10pt"/>
    </style:style>
    <style:style style:name="Index" style:family="graphic" style:parent-style-name="Entity">
      <style:text-properties style:text-underline-style="solid" style:text-underline-width="auto" style:text-underline-color="font-color"/>
    </style:style>
    <style:style style:name="Relation" style:family="graphic" style:parent-style-name="Entity">
      <style:graphic-properties draw:stroke-dash="Dash_20_2" draw:fill-color="#ffff99" draw:fill-image-width="0cm" draw:fill-image-height="0cm"/>
      <style:text-properties fo:font-size="10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udré Pascal Pascal</meta:initial-creator>
    <meta:creation-date>2013-03-04T08:29:24.56</meta:creation-date>
    <meta:generator>OpenOffice.org/3.4.1$Win32 OpenOffice.org_project/341m1$Build-9593</meta:generator>
    <dc:date>2013-03-17T20:53:45.88</dc:date>
    <dc:creator>Cudré Pascal Pascal</dc:creator>
    <meta:editing-duration>P1DT6H22M55S</meta:editing-duration>
    <meta:editing-cycles>85</meta:editing-cycles>
    <meta:document-statistic meta:object-count="53"/>
  </office:meta>
</office:document-meta>
</file>